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3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115.73mm"/>
    </style:style>
    <style:style style:name="co4" style:family="table-column">
      <style:table-column-properties fo:break-before="auto" style:column-width="64.81mm"/>
    </style:style>
    <style:style style:name="co5" style:family="table-column">
      <style:table-column-properties fo:break-before="auto" style:column-width="53.64mm"/>
    </style:style>
    <style:style style:name="co6" style:family="table-column">
      <style:table-column-properties fo:break-before="auto" style:column-width="46.8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Quantité restante</text:p>
          </table:table-cell>
          <table:table-cell office:value-type="string" calcext:value-type="string">
            <text:p>Référence Mouser</text:p>
          </table:table-cell>
          <table:table-cell office:value-type="string" calcext:value-type="string">
            <text:p>Carte ampli de puissance</text:p>
          </table:table-cell>
          <table:table-cell office:value-type="string" calcext:value-type="string">
            <text:p>Care LNA</text:p>
          </table:table-cell>
          <table:table-cell office:value-type="string" calcext:value-type="string">
            <text:p>filtre résonnateur parallèles</text:p>
          </table:table-cell>
        </table:table-row>
        <table:table-row table:style-name="ro1">
          <table:table-cell office:value-type="string" calcext:value-type="string">
            <text:p>PERIPHERIQU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nier à vi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4-PRT-080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âte à braser 474-TOL-10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4-TOL-10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 Edge moun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2-CONSMA003.062-G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a Jack-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10-6440320321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e W1696-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3-W1696-M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DENSATEU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pF (1206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-C1206C101F1HACT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00 pF (1206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0-C1206C102K4RAU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 uF (060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RT188R61H105KE3D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 uF (1206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0-C1206X105K5REAUT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 uF (120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1-12066C105KAT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uF (120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3-TMJ316BB7106ML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uF (Tantalum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47-F931C106KA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u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10-C3216X7R1C106M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 uF (1206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-C1206C104MMRECL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pF (1206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81-12061A2R0CAT2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OSANTS ACTI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L909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nsistor 2N221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0-2N2219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énuateur F1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2-F1958NBGK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lificateur de puiss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QP9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SISTA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67 kOhms (1206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7-ERJ-8ENF2671V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.1 kOhms (120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5-KTR18EZPF5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 kOhms (120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7-ERJ-UP8F1201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 Ohms (1206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1-CRCW1206220RFKEA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 Ohms (1206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1-CRCW1206200RFKEA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78 kOhms (040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7-ERJ-U02F1781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74 kOhms (060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1-CRCW0603-2.74K-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.1 Ohms (120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-PFC12LF12.1-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Mohms (1206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0-SG73G2BTTD1004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Ohms (102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7-ERJ-B1AF200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Ohms (1206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-RCS120610R0JNE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UCTA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6 nH (SRF = 1.9 GHz, DC current = 0.6 A ) (060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1-LQW18AS56NJ00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uH (SRF = 60 MHz, DC current = 0.95 A) (060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52-CVH160808-1R0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uH (SRF = 60 MHz, DC current = 1.2 A) (1206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1-LQM31PN1R0M00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 nH (SRF = 1900 MHz, DC current = 0.45 A) (Not standar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0-NLV32T-018J-EF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nH ( SRF = 1900 Mhz, DC current = 0.1 A) (060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1-LQP18MN27NG02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14:26:59.481834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0:11:12.492527840</meta:creation-date>
    <dc:date>2019-11-12T15:38:45.860159308</dc:date>
    <meta:editing-duration>PT4H19M11S</meta:editing-duration>
    <meta:editing-cycles>106</meta:editing-cycles>
    <meta:generator>LibreOffice/6.0.7.3$Linux_X86_64 LibreOffice_project/00m0$Build-3</meta:generator>
    <meta:document-statistic meta:table-count="1" meta:cell-count="136" meta:object-count="0"/>
  </office:meta>
</office:document-meta>
</file>